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7.061cm"/>
    </style:style>
    <style:style style:name="co5" style:family="table-column">
      <style:table-column-properties fo:break-before="auto" style:column-width="11.527cm"/>
    </style:style>
    <style:style style:name="co6" style:family="table-column">
      <style:table-column-properties fo:break-before="auto" style:column-width="13.053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ddon-edge-rpi-i2s-pm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Kicad/a_Neptuno/MIDI_I2S_SBC_Pmod_Edge_Interface_GITHUB/addon-edge-rpi-i2s-pmod.kicad_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ed 16 Mar 2022 23:13:06 C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0-d3dd2cf0fa~116~ubuntu20.0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T1</text:p>
          </table:table-cell>
          <table:table-cell/>
          <table:table-cell office:value-type="string" calcext:value-type="string">
            <text:p>SW_DIP_x01</text:p>
          </table:table-cell>
          <table:table-cell office:value-type="string" calcext:value-type="string">
            <text:p>Switch:SW_DIP_x01</text:p>
          </table:table-cell>
          <table:table-cell office:value-type="string" calcext:value-type="string">
            <text:p>Button_Switch_THT:SW_PUSH_6mm_H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T2</text:p>
          </table:table-cell>
          <table:table-cell/>
          <table:table-cell office:value-type="string" calcext:value-type="string">
            <text:p>SW_DIP_x01</text:p>
          </table:table-cell>
          <table:table-cell office:value-type="string" calcext:value-type="string">
            <text:p>Switch:SW_DIP_x01</text:p>
          </table:table-cell>
          <table:table-cell office:value-type="string" calcext:value-type="string">
            <text:p>Button_Switch_THT:SW_PUSH_6mm_H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GE1</text:p>
          </table:table-cell>
          <table:table-cell/>
          <table:table-cell office:value-type="string" calcext:value-type="string">
            <text:p>ZXSP_ED2X28_SPE_SOL_EDGE</text:p>
          </table:table-cell>
          <table:table-cell office:value-type="string" calcext:value-type="string">
            <text:p>gomaDOSzero-eagle-import:ZXSP_ED2X28_SPE_SOL_EDGE</text:p>
          </table:table-cell>
          <table:table-cell office:value-type="string" calcext:value-type="string">
            <text:p>gomaDOSzero:2X28_SPE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/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/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/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2x06_P2.54mm_Vertic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2x06_P2.54mm_Vertic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Female_Horizont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PMOD4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Female_Horizont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gomaDOSzero:UDA1334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gomaDOSzero:PCM510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/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gomaDOSzero:I2C_DISPLAY_MULTI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PinSocket_2.54mm:PinSocket_1x05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2x01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3</text:p>
          </table:table-cell>
          <table:table-cell/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5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11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12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21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22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23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41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42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43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44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45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S1</text:p>
          </table:table-cell>
          <table:table-cell/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1.3mm_Open_RoundedPad1.0x1.5mm_NumberLabel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S2</text:p>
          </table:table-cell>
          <table:table-cell/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1.3mm_Open_RoundedPad1.0x1.5mm_NumberLabel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PI1</text:p>
          </table:table-cell>
          <table:table-cell/>
          <table:table-cell office:value-type="string" calcext:value-type="string">
            <text:p>RASPBERRYPI_BPLUS_BONNETNODIM</text:p>
          </table:table-cell>
          <table:table-cell office:value-type="string" calcext:value-type="string">
            <text:p>gomaDOSzero-eagle-import:RASPBERRYPI_BPLUS_BONNETNODIM</text:p>
          </table:table-cell>
          <table:table-cell office:value-type="string" calcext:value-type="string">
            <text:p>Connector_PinSocket_2.54mm:PinSocket_2x20_P2.54mm_Vertical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1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1, BUT2</text:p>
          </table:table-cell>
          <table:table-cell office:value-type="string" calcext:value-type="string">
            <text:p><text:a xlink:href="https://es.aliexpress.com/item/1005003938985112.html" xlink:type="simple">https://es.aliexpress.com/item/1005003938985112.html</text:a> </text:p>
          </table:table-cell>
          <table:table-cell office:value-type="string" calcext:value-type="string">
            <text:p>SW_DIP_x01</text:p>
          </table:table-cell>
          <table:table-cell office:value-type="string" calcext:value-type="string">
            <text:p>Switch:SW_DIP_x01</text:p>
          </table:table-cell>
          <table:table-cell office:value-type="string" calcext:value-type="string">
            <text:p>Button_Switch_THT:SW_PUSH_6mm_H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GE1</text:p>
          </table:table-cell>
          <table:table-cell office:value-type="string" calcext:value-type="string">
            <text:p><text:a xlink:href="https://es.aliexpress.com/item/1005002212044956.html" xlink:type="simple">https://es.aliexpress.com/item/1005002212044956.html</text:a> </text:p>
          </table:table-cell>
          <table:table-cell office:value-type="string" calcext:value-type="string">
            <text:p>ZXSP_ED2X28_SPE_SOL_EDGE</text:p>
          </table:table-cell>
          <table:table-cell office:value-type="string" calcext:value-type="string">
            <text:p>gomaDOSzero-eagle-import:ZXSP_ED2X28_SPE_SOL_EDGE</text:p>
          </table:table-cell>
          <table:table-cell office:value-type="string" calcext:value-type="string">
            <text:p>gomaDOSzero:2X28_SPE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<text:a xlink:href="https://es.aliexpress.com/item/4000706582286.html" xlink:type="simple">https://es.aliexpress.com/item/4000706582286.html</text:a> </text:p>
          </table:table-cell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2x06_P2.54mm_Vertic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<text:a xlink:href="https://es.aliexpress.com/item/4000706582286.html" xlink:type="simple">https://es.aliexpress.com/item/4000706582286.html</text:a> </text:p>
          </table:table-cell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2x06_P2.54mm_Vertic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<text:a xlink:href="https://es.aliexpress.com/item/32890057619.html" xlink:type="simple">https://es.aliexpress.com/item/32890057619.html</text:a> </text:p>
          </table:table-cell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Female_Horizont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<text:a xlink:href="https://es.aliexpress.com/item/32890057619.html" xlink:type="simple">https://es.aliexpress.com/item/32890057619.html</text:a> </text:p>
          </table:table-cell>
          <table:table-cell office:value-type="string" calcext:value-type="string">
            <text:p>PMOD4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Female_Horizont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<text:a xlink:href="https://es.aliexpress.com/item/1005001914815306.html" xlink:type="simple">https://es.aliexpress.com/item/1005001914815306.html</text:a> 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gomaDOSzero:UDA1334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<text:a xlink:href="https://es.aliexpress.com/item/1005001914815306.html" xlink:type="simple">https://es.aliexpress.com/item/1005001914815306.html</text:a> 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gomaDOSzero:PCM510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<text:a xlink:href="https://es.aliexpress.com/item/32759414721.html" xlink:type="simple">https://es.aliexpress.com/item/32759414721.html</text:a> 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<text:a xlink:href="https://es.aliexpress.com/item/1005001914815306.html" xlink:type="simple">https://es.aliexpress.com/item/1005001914815306.html</text:a> 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gomaDOSzero:I2C_DISPLAY_MULTI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<text:a xlink:href="https://es.aliexpress.com/item/1005001453647644.html" xlink:type="simple">https://es.aliexpress.com/item/1005001453647644.html</text:a> 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PinSocket_2.54mm:PinSocket_1x05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<text:a xlink:href="https://es.aliexpress.com/item/1005001914815306.html" xlink:type="simple">https://es.aliexpress.com/item/1005001914815306.html</text:a> 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2x01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5</text:p>
          </table:table-cell>
          <table:table-cell office:value-type="string" calcext:value-type="string">
            <text:p><text:a xlink:href="https://es.aliexpress.com/item/32759414721.html" xlink:type="simple">https://es.aliexpress.com/item/32759414721.html</text:a> 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P11, JP21, JP22, JP23, JP41, JP42, JP43, JP44, JP45</text:p>
          </table:table-cell>
          <table:table-cell office:value-type="string" calcext:value-type="string">
            <text:p><text:a xlink:href="https://es.aliexpress.com/item/33009763749.html" xlink:type="simple">https://es.aliexpress.com/item/33009763749.html</text:a> 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2</text:p>
          </table:table-cell>
          <table:table-cell office:value-type="string" calcext:value-type="string">
            <text:p><text:a xlink:href="https://es.aliexpress.com/item/32908642552.html" xlink:type="simple">https://es.aliexpress.com/item/32908642552.html</text:a> 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S1, JPS2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1.3mm_Open_RoundedPad1.0x1.5mm_NumberLabel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1206 SMD 1k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I1</text:p>
          </table:table-cell>
          <table:table-cell office:value-type="string" calcext:value-type="string">
            <text:p><text:a xlink:href="https://es.aliexpress.com/item/1005003335405213.html" xlink:type="simple">https://es.aliexpress.com/item/1005003335405213.html</text:a> </text:p>
          </table:table-cell>
          <table:table-cell office:value-type="string" calcext:value-type="string">
            <text:p>RASPBERRYPI_BPLUS_BONNETNODIM</text:p>
          </table:table-cell>
          <table:table-cell office:value-type="string" calcext:value-type="string">
            <text:p>gomaDOSzero-eagle-import:RASPBERRYPI_BPLUS_BONNETNODIM</text:p>
          </table:table-cell>
          <table:table-cell office:value-type="string" calcext:value-type="string">
            <text:p>Connector_PinSocket_2.54mm:PinSocket_2x20_P2.54mm_Vert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UMPERS</text:p>
          </table:table-cell>
          <table:table-cell office:value-type="string" calcext:value-type="string">
            <text:p><text:a xlink:href="https://es.aliexpress.com/item/10000002338839.html" xlink:type="simple">https://es.aliexpress.com/item/10000002338839.html</text:a>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ILARS &amp; NUT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31T22:09:19.790188272</dc:date>
    <meta:editing-duration>PT23M17S</meta:editing-duration>
    <meta:editing-cycles>5</meta:editing-cycles>
    <meta:document-statistic meta:table-count="1" meta:cell-count="369" meta:object-count="0"/>
  </office:meta>
</office:document-meta>
</file>